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PingFang SC', 'Hiragino Sans GB', 'Microsoft YaHei', 'Helvetica Neue', Helvetica, Arial, sans-serif, 'Apple Color Emoji', 'Segoe UI Emoji', 'Segoe UI Symbo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247cm" loext:contextual-spacing="false" fo:line-height="157%"/>
      <style:text-properties fo:color="#424242" fo:font-size="10.5pt" fo:font-weight="normal"/>
    </style:style>
    <style:style style:name="P2" style:family="paragraph" style:parent-style-name="Text_20_body">
      <style:paragraph-properties fo:margin-top="0cm" fo:margin-bottom="0.247cm" loext:contextual-spacing="false" fo:line-height="157%"/>
      <style:text-properties fo:color="#424242" style:font-name="Liberation Serif" fo:font-size="13pt" fo:font-weight="normal" style:font-size-asian="13pt" style:font-size-complex="13pt"/>
    </style:style>
    <style:style style:name="P3" style:family="paragraph" style:parent-style-name="Text_20_body">
      <style:paragraph-properties fo:margin-top="0cm" fo:margin-bottom="0.247cm" loext:contextual-spacing="false" fo:line-height="157%"/>
    </style:style>
    <style:style style:name="P4" style:family="paragraph" style:parent-style-name="Text_20_body">
      <style:paragraph-properties fo:margin-top="0cm" fo:margin-bottom="0.247cm" loext:contextual-spacing="false" fo:line-height="157%"/>
      <style:text-properties fo:color="#ce181e" fo:font-size="24pt" fo:font-weight="bold" officeooo:rsid="0017cfe4" officeooo:paragraph-rsid="0017cfe4" style:font-size-asian="24pt" style:font-weight-asian="bold" style:font-size-complex="24pt" style:font-weight-complex="bold"/>
    </style:style>
    <style:style style:name="P5" style:family="paragraph" style:parent-style-name="Text_20_body">
      <style:paragraph-properties fo:margin-left="0.265cm" fo:margin-right="0cm" fo:margin-top="0.265cm" fo:margin-bottom="0cm" loext:contextual-spacing="false" fo:orphans="2" fo:widows="2" fo:text-indent="0cm" style:auto-text-indent="false"/>
      <style:text-properties fo:font-variant="normal" fo:text-transform="none" fo:color="#37474f" style:font-name="apple-system" fo:font-size="9pt" fo:letter-spacing="normal" fo:font-style="normal" fo:font-weight="normal" fo:background-color="#fafafa" loext:padding-left="0.132cm" loext:padding-right="0.132cm" loext:padding-top="0.079cm" loext:padding-bottom="0.079cm" loext:border="0.06pt solid #000000"/>
    </style:style>
    <style:style style:name="P6" style:family="paragraph" style:parent-style-name="Preformatted_20_Text">
      <loext:graphic-properties draw:fill="solid" draw:fill-color="#f7f9fa" draw:opacity="100%"/>
      <style:paragraph-properties fo:margin-top="0cm" fo:margin-bottom="0.247cm" loext:contextual-spacing="false" fo:line-height="160%" fo:background-color="#f7f9fa" fo:padding="0cm" fo:border="none"/>
    </style:style>
    <style:style style:name="T1" style:family="text">
      <style:text-properties fo:color="#424242" fo:font-size="10.5pt" fo:font-weight="normal"/>
    </style:style>
    <style:style style:name="T2" style:family="text">
      <style:text-properties fo:color="#424242" style:font-name="aakar" fo:font-size="10.5pt" fo:font-weight="normal"/>
    </style:style>
    <style:style style:name="T3" style:family="text">
      <style:text-properties fo:color="#424242" style:font-name="Abyssinica SIL" fo:font-size="10.5pt" fo:font-weight="normal"/>
    </style:style>
    <style:style style:name="T4" style:family="text">
      <style:text-properties fo:color="#424242" style:font-name="Liberation Serif" fo:font-size="10.5pt" fo:font-weight="normal"/>
    </style:style>
    <style:style style:name="T5" style:family="text">
      <style:text-properties fo:color="#424242" style:font-name="Liberation Serif" fo:font-weight="normal"/>
    </style:style>
    <style:style style:name="T6" style:family="text">
      <style:text-properties fo:color="#424242" style:font-name="Liberation Serif" fo:font-size="13pt" fo:font-weight="normal" style:font-size-asian="13pt" style:font-size-complex="13pt"/>
    </style:style>
    <style:style style:name="T7" style:family="text">
      <style:text-properties fo:color="#546e7a" style:font-name="monospace" fo:font-size="9.75pt" fo:font-weight="normal" fo:background-color="#f7f9fa" loext:char-shading-value="0" loext:padding="0cm" loext:border="none"/>
    </style:style>
    <style:style style:name="T8" style:family="text">
      <style:text-properties fo:color="#546e7a" fo:font-size="9.75pt" fo:font-weight="normal" fo:background-color="#f7f9fa" loext:char-shading-value="0" loext:padding="0cm" loext:border="none"/>
    </style:style>
    <style:style style:name="T9" style:family="text">
      <style:text-properties fo:color="#546e7a" style:font-name="aakar" fo:font-size="9.75pt" fo:font-weight="normal" fo:background-color="#f7f9fa" loext:char-shading-value="0" loext:padding="0cm" loext:border="none"/>
    </style:style>
    <style:style style:name="T10" style:family="text">
      <style:text-properties fo:color="#546e7a" style:font-name="Abyssinica SIL" fo:font-size="9.75pt" fo:font-weight="normal" fo:background-color="#f7f9fa" loext:char-shading-value="0" loext:padding="0cm" loext:border="none"/>
    </style:style>
    <style:style style:name="T11" style:family="text">
      <style:text-properties fo:color="#546e7a" style:font-name="Liberation Serif" fo:font-size="9.75pt" fo:font-weight="normal" fo:background-color="#f7f9fa" loext:char-shading-value="0" loext:padding="0cm" loext:border="none"/>
    </style:style>
    <style:style style:name="T12" style:family="text">
      <style:text-properties fo:color="#546e7a" style:font-name="Liberation Serif" fo:font-weight="normal" fo:background-color="#f7f9fa" loext:char-shading-value="0" loext:padding="0cm" loext:border="none"/>
    </style:style>
    <style:style style:name="T13" style:family="text">
      <style:text-properties fo:color="#546e7a" style:font-name="Liberation Serif" fo:font-size="13pt" fo:font-weight="normal" fo:background-color="#f7f9fa" loext:char-shading-value="0" style:font-size-asian="13pt" style:font-size-complex="13pt" loext:padding="0cm" loext:border="none"/>
    </style:style>
    <style:style style:name="T14" style:family="text">
      <style:text-properties fo:color="#263238" style:font-name="SFMono-Regular" fo:font-size="9.75pt" fo:background-color="transparent" loext:char-shading-value="0" loext:padding="0cm" loext:border="none"/>
    </style:style>
    <style:style style:name="T15" style:family="text">
      <style:text-properties fo:color="#263238" fo:background-color="transparent" loext:char-shading-value="0" loext:padding="0cm" loext:border="none"/>
    </style:style>
    <style:style style:name="T16" style:family="text">
      <style:text-properties fo:color="#263238" fo:font-size="9.75pt" fo:background-color="transparent" loext:char-shading-value="0" loext:padding="0cm" loext:border="none"/>
    </style:style>
    <style:style style:name="T17" style:family="text">
      <style:text-properties fo:color="#263238" style:font-name="aakar" fo:font-size="9.75pt" fo:background-color="transparent" loext:char-shading-value="0" loext:padding="0cm" loext:border="none"/>
    </style:style>
    <style:style style:name="T18" style:family="text">
      <style:text-properties fo:color="#263238" style:font-name="Abyssinica SIL" fo:font-size="9.75pt" fo:background-color="transparent" loext:char-shading-value="0" loext:padding="0cm" loext:border="none"/>
    </style:style>
    <style:style style:name="T19" style:family="text">
      <style:text-properties fo:color="#263238" style:font-name="Liberation Serif" fo:font-size="9.75pt" fo:background-color="transparent" loext:char-shading-value="0" loext:padding="0cm" loext:border="none"/>
    </style:style>
    <style:style style:name="T20" style:family="text">
      <style:text-properties fo:color="#263238" style:font-name="Liberation Serif" fo:background-color="transparent" loext:char-shading-value="0" loext:padding="0cm" loext:border="none"/>
    </style:style>
    <style:style style:name="T21" style:family="text">
      <style:text-properties fo:color="#263238" style:font-name="Liberation Serif" fo:font-size="13pt" fo:background-color="transparent" loext:char-shading-value="0" style:font-size-asian="13pt" style:font-size-complex="13pt" loext:padding="0cm" loext:border="none"/>
    </style:style>
    <style:style style:name="T22" style:family="text">
      <style:text-properties fo:color="#aa0d91" style:font-name="SFMono-Regular" fo:font-size="9.75pt" fo:background-color="transparent" loext:char-shading-value="0" loext:padding="0cm" loext:border="none"/>
    </style:style>
    <style:style style:name="T23" style:family="text">
      <style:text-properties fo:color="#1c00cf" style:font-name="SFMono-Regular" fo:font-size="9.75pt" fo:background-color="transparent" loext:char-shading-value="0" loext:padding="0cm" loext:border="none"/>
    </style:style>
    <style:style style:name="T24" style:family="text">
      <style:text-properties fo:color="#5c2699" style:font-name="SFMono-Regular" fo:font-size="9.75pt" fo:background-color="transparent" loext:char-shading-value="0" loext:padding="0cm" loext:border="none"/>
    </style:style>
    <style:style style:name="T25" style:family="text">
      <style:text-properties style:font-name="aakar"/>
    </style:style>
    <style:style style:name="T26" style:family="text">
      <style:text-properties style:font-name="Abyssinica SIL"/>
    </style:style>
    <style:style style:name="T27" style:family="text">
      <style:text-properties style:font-name="Liberation Serif"/>
    </style:style>
    <style:style style:name="T28" style:family="text">
      <style:text-properties style:font-name="Liberation Serif"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 of unique binary search tree using DP</text:p>
      <text:p text:style-name="P1"/>
      <text:p text:style-name="P1">G<text:span text:style-name="T28">iven a sequence 1…n, to construct a Binary Search Tree (BST) out of the sequence, we could enumerate each number i in the sequence, and use the number as the root, naturally, the subsequence 1…(i-1) on its left side would lay on the left branch of the root, and similarly the right subsequence (i+1)…n lay on the right branch of the root. We then can construct the subtree from the subsequence recursively. Through the above approach, we could ensure that the BST that we construct are all unique, since they have unique roots.</text:span></text:p>
      <text:p text:style-name="P2">The problem is to calculate the number of unique BST. To do so, we need to define two functions:</text:p>
      <text:p text:style-name="P3"><text:span text:style-name="Source_20_Text"><text:span text:style-name="T13">G(n)</text:span></text:span><text:span text:style-name="T6">: the number of unique BST for a sequence of length n.</text:span></text:p>
      <text:p text:style-name="P3"><text:span text:style-name="Source_20_Text"><text:span text:style-name="T13">F(i, n), 1 &lt;= i &lt;= n</text:span></text:span><text:span text:style-name="T6">: the number of unique BST, where the number i is the root of BST, and the sequence ranges from 1 to n.</text:span></text:p>
      <text:p text:style-name="P3"><text:span text:style-name="T6">As one can see, </text:span><text:span text:style-name="Source_20_Text"><text:span text:style-name="T13">G(n)</text:span></text:span><text:span text:style-name="T6"> is the actual function we need to calculate in order to solve the problem. And </text:span><text:span text:style-name="Source_20_Text"><text:span text:style-name="T13">G(n)</text:span></text:span><text:span text:style-name="T6"> can be derived from </text:span><text:span text:style-name="Source_20_Text"><text:span text:style-name="T13">F(i, n)</text:span></text:span><text:span text:style-name="T6">, which at the end, would recursively refer to </text:span><text:span text:style-name="Source_20_Text"><text:span text:style-name="T13">G(n)</text:span></text:span><text:span text:style-name="T6">.</text:span></text:p>
      <text:p text:style-name="P3"><text:span text:style-name="T6">First of all, given the above definitions, we can see that the total number of unique BST </text:span><text:span text:style-name="Source_20_Text"><text:span text:style-name="T13">G(n)</text:span></text:span><text:span text:style-name="T6">, is the sum of BST </text:span><text:span text:style-name="Source_20_Text"><text:span text:style-name="T13">F(i)</text:span></text:span><text:span text:style-name="T6"> using each number i as a root.<text:line-break/></text:span><text:span text:style-name="Emphasis"><text:span text:style-name="T6">i.e.</text:span></text:span></text:p>
      <text:p text:style-name="P6"><text:span text:style-name="Source_20_Text"><text:span text:style-name="T21">G(n) = F(1, n) + F(2, n) + ... + F(n, n). </text:span></text:span></text:p>
      <text:p text:style-name="P3"><text:span text:style-name="T6">Particularly, the bottom cases, there is only one combination to construct a BST out of a sequence of length 1 (only a root) or 0 (empty tree).<text:line-break/></text:span><text:span text:style-name="Emphasis"><text:span text:style-name="T6">i.e.</text:span></text:span></text:p>
      <text:p text:style-name="P6"><text:span text:style-name="Source_20_Text"><text:span text:style-name="T21">G(0)=1, G(1)=1. </text:span></text:span></text:p>
      <text:p text:style-name="P3"><text:span text:style-name="T6">Given a sequence 1…n, we pick a number i out of the sequence as the root, then the number of unique BST with the specified root </text:span><text:span text:style-name="Source_20_Text"><text:span text:style-name="T13">F(i)</text:span></text:span><text:span text:style-name="T6">, is the cartesian product of the number of BST for its left and right subtrees. For example, </text:span><text:span text:style-name="Source_20_Text"><text:span text:style-name="T13">F(3, 7)</text:span></text:span><text:span text:style-name="T6">: the number of unique BST tree with number </text:span><text:soft-page-break/><text:span text:style-name="T6">3 as its root. To construct an unique BST out of the entire sequence [1, 2, 3, 4, 5, 6, 7] with 3 as the root, which is to say, we need to construct an unique BST out of its left subsequence [1, 2] and another BST out of the right subsequence [4, 5, 6, 7], and then combine them together (</text:span><text:span text:style-name="Emphasis"><text:span text:style-name="T6">i.e.</text:span></text:span><text:span text:style-name="T6"> cartesian product). The tricky part is that we could consider the number of unique BST out of sequence [1,2] as </text:span><text:span text:style-name="Source_20_Text"><text:span text:style-name="T13">G(2)</text:span></text:span><text:span text:style-name="T6">, and the number of of unique BST out of sequence [4, 5, 6, 7] as </text:span><text:span text:style-name="Source_20_Text"><text:span text:style-name="T13">G(4)</text:span></text:span><text:span text:style-name="T6">. Therefore, </text:span><text:span text:style-name="Source_20_Text"><text:span text:style-name="T13">F(3,7) = G(2) * G(4)</text:span></text:span><text:span text:style-name="T6">.</text:span></text:p>
      <text:p text:style-name="P3"><text:span text:style-name="Emphasis"><text:span text:style-name="T6">i.e.</text:span></text:span></text:p>
      <text:p text:style-name="P6"><text:span text:style-name="Source_20_Text"><text:span text:style-name="T21">F(i, n) = G(i-1) * G(n-i) <text:s text:c="6"/>1 &lt;= i &lt;= n </text:span></text:span></text:p>
      <text:p text:style-name="P3"><text:span text:style-name="T6">Combining the above two formulas, we obtain the recursive formula for </text:span><text:span text:style-name="Source_20_Text"><text:span text:style-name="T13">G(n)</text:span></text:span><text:span text:style-name="T6">. </text:span><text:span text:style-name="Emphasis"><text:span text:style-name="T6">i.e.</text:span></text:span></text:p>
      <text:p text:style-name="P6"><text:span text:style-name="Source_20_Text"><text:span text:style-name="T21">G(n) = G(0) * G(n-1) + G(1) * G(n-2) + … + G(n-1) * G(0) </text:span></text:span></text:p>
      <text:p text:style-name="P3"><text:span text:style-name="T6">In terms of calculation, we need to start with the lower number, since the value of </text:span><text:span text:style-name="Source_20_Text"><text:span text:style-name="T13">G(n)</text:span></text:span><text:span text:style-name="T6"> depends on the values of </text:span><text:span text:style-name="Source_20_Text"><text:span text:style-name="T13">G(0) … G(n-1)</text:span></text:span><text:span text:style-name="T6">.</text:span></text:p>
      <text:p text:style-name="P2">With the above explanation and formulas, here is the implementation in Java.</text:p>
      <text:p text:style-name="P6"><text:span text:style-name="Source_20_Text"><text:span text:style-name="T22">public</text:span></text:span><text:span text:style-name="Source_20_Text"><text:span text:style-name="T14"> </text:span></text:span><text:span text:style-name="Source_20_Text"><text:span text:style-name="T22">int</text:span></text:span><text:span text:style-name="Source_20_Text"><text:span text:style-name="T14"> </text:span></text:span><text:span text:style-name="Source_20_Text"><text:span text:style-name="T23">numTrees</text:span></text:span><text:span text:style-name="Source_20_Text"><text:span text:style-name="T24">(</text:span></text:span><text:span text:style-name="Source_20_Text"><text:span text:style-name="T22">int</text:span></text:span><text:span text:style-name="Source_20_Text"><text:span text:style-name="T24"> n)</text:span></text:span><text:span text:style-name="Source_20_Text"><text:span text:style-name="T14"> {</text:span></text:span></text:p>
      <text:p text:style-name="P6"><text:span text:style-name="Source_20_Text"><text:span text:style-name="T15"><text:s text:c="2"/></text:span></text:span><text:span text:style-name="Source_20_Text"><text:span text:style-name="T22">int</text:span></text:span><text:span text:style-name="Source_20_Text"><text:span text:style-name="T14"> [] G = </text:span></text:span><text:span text:style-name="Source_20_Text"><text:span text:style-name="T22">new</text:span></text:span><text:span text:style-name="Source_20_Text"><text:span text:style-name="T14"> </text:span></text:span><text:span text:style-name="Source_20_Text"><text:span text:style-name="T22">int</text:span></text:span><text:span text:style-name="Source_20_Text"><text:span text:style-name="T14">[n+</text:span></text:span><text:span text:style-name="Source_20_Text"><text:span text:style-name="T23">1</text:span></text:span><text:span text:style-name="Source_20_Text"><text:span text:style-name="T14">];</text:span></text:span></text:p>
      <text:p text:style-name="P6"><text:span text:style-name="Source_20_Text"><text:span text:style-name="T15"><text:s text:c="2"/></text:span></text:span><text:span text:style-name="Source_20_Text"><text:span text:style-name="T14">G[</text:span></text:span><text:span text:style-name="Source_20_Text"><text:span text:style-name="T23">0</text:span></text:span><text:span text:style-name="Source_20_Text"><text:span text:style-name="T14">] = G[</text:span></text:span><text:span text:style-name="Source_20_Text"><text:span text:style-name="T23">1</text:span></text:span><text:span text:style-name="Source_20_Text"><text:span text:style-name="T14">] = </text:span></text:span><text:span text:style-name="Source_20_Text"><text:span text:style-name="T23">1</text:span></text:span><text:span text:style-name="Source_20_Text"><text:span text:style-name="T14">;</text:span></text:span></text:p>
      <text:p text:style-name="P6"><text:span text:style-name="Source_20_Text"><text:span text:style-name="T15"><text:s text:c="4"/></text:span></text:span></text:p>
      <text:p text:style-name="P6"><text:span text:style-name="Source_20_Text"><text:span text:style-name="T15"><text:s text:c="2"/></text:span></text:span><text:span text:style-name="Source_20_Text"><text:span text:style-name="T22">for</text:span></text:span><text:span text:style-name="Source_20_Text"><text:span text:style-name="T14">(</text:span></text:span><text:span text:style-name="Source_20_Text"><text:span text:style-name="T22">int</text:span></text:span><text:span text:style-name="Source_20_Text"><text:span text:style-name="T14"> i=</text:span></text:span><text:span text:style-name="Source_20_Text"><text:span text:style-name="T23">2</text:span></text:span><text:span text:style-name="Source_20_Text"><text:span text:style-name="T14">; i&lt;=n; ++i) {</text:span></text:span></text:p>
      <text:p text:style-name="P6"><text:span text:style-name="Source_20_Text"><text:span text:style-name="T15"><text:s text:c="4"/></text:span></text:span><text:span text:style-name="Source_20_Text"><text:span text:style-name="T22">for</text:span></text:span><text:span text:style-name="Source_20_Text"><text:span text:style-name="T14">(</text:span></text:span><text:span text:style-name="Source_20_Text"><text:span text:style-name="T22">int</text:span></text:span><text:span text:style-name="Source_20_Text"><text:span text:style-name="T14"> j=</text:span></text:span><text:span text:style-name="Source_20_Text"><text:span text:style-name="T23">1</text:span></text:span><text:span text:style-name="Source_20_Text"><text:span text:style-name="T14">; j&lt;=i; ++j) {</text:span></text:span></text:p>
      <text:p text:style-name="P6"><text:span text:style-name="Source_20_Text"><text:span text:style-name="T15"><text:s text:c="6"/></text:span></text:span><text:span text:style-name="Source_20_Text"><text:span text:style-name="T14">G[i] += G[j</text:span></text:span><text:span text:style-name="Source_20_Text"><text:span text:style-name="T23">-1</text:span></text:span><text:span text:style-name="Source_20_Text"><text:span text:style-name="T14">] * G[i-j];</text:span></text:span></text:p>
      <text:p text:style-name="P6"><text:span text:style-name="Source_20_Text"><text:span text:style-name="T15"><text:s text:c="4"/></text:span></text:span><text:span text:style-name="Source_20_Text"><text:span text:style-name="T14">}</text:span></text:span></text:p>
      <text:p text:style-name="P6"><text:span text:style-name="Source_20_Text"><text:span text:style-name="T15"><text:s text:c="2"/></text:span></text:span><text:span text:style-name="Source_20_Text"><text:span text:style-name="T14">}</text:span></text:span></text:p>
      <text:p text:style-name="P6"><text:span text:style-name="Source_20_Text"><text:span text:style-name="T15"><text:s text:c="2"/></text:span></text:span><text:span text:style-name="Source_20_Text"><text:span text:style-name="T22">return</text:span></text:span><text:span text:style-name="Source_20_Text"><text:span text:style-name="T14"> G[n];</text:span></text:span></text:p>
      <text:p text:style-name="P6"><text:span text:style-name="Source_20_Text"><text:span text:style-name="T14">}</text:span></text:span></text:p>
      <text:p text:style-name="P5">ja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PingFang SC', 'Hiragino Sans GB', 'Microsoft YaHei', 'Helvetica Neue', Helvetica, Arial, sans-serif, 'Apple Color Emoji', 'Segoe UI Emoji', 'Segoe UI Symbo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31T14:06:46.516466620</meta:creation-date>
    <dc:date>2021-12-31T14:10:27.456787058</dc:date>
    <meta:editing-duration>PT4M11S</meta:editing-duration>
    <meta:editing-cycles>1</meta:editing-cycles>
    <meta:document-statistic meta:table-count="0" meta:image-count="0" meta:object-count="0" meta:page-count="2" meta:paragraph-count="29" meta:word-count="544" meta:character-count="2759" meta:non-whitespace-character-count="2205"/>
    <meta:generator>LibreOffice/6.0.7.3$Linux_X86_64 LibreOffice_project/00m0$Build-3</meta:generator>
  </office:meta>
</office:document-meta>
</file>